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color="#FF0000"/>
    </style:style>
  </office:automatic-styles>
  <office:body>
    <office:text text:use-soft-page-breaks="true">
      <text:p text:style-name="P1">Nachdenkzettel Clean Code</text:p>
      <text:p text:style-name="Standard"/>
      <text:p text:style-name="Standard"><text:s text:c="74"/></text:p>
      <text:p text:style-name="Standard">1. <text:s text:c="2"/>Klassenexplosion (Schwierig..)</text:p>
      <text:p text:style-name="Standard"/>
      <text:p text:style-name="Standard">class Formularfeld;</text:p>
      <text:p text:style-name="Standard">class Textfeld extends Formularfeld;</text:p>
      <text:p text:style-name="Standard">class Zahlfeld extends Formularfeld;</text:p>
      <text:p text:style-name="Standard">class TextUndZahlFeld extends Formularfeld;</text:p>
      <text:p text:style-name="Standard">class TextfeldOCR extends Textfeld;</text:p>
      <text:p text:style-name="Standard">class ZahlfeldOCR extends Zahlfeld;</text:p>
      <text:p text:style-name="Standard">class TextUndZahlFeldOCR extends TextUndZahlFeld;</text:p>
      <text:p text:style-name="Standard">class TextfeldSonderZ extends TextUndZahlFeld;</text:p>
      <text:p text:style-name="Standard">class TextfeldOCRSonderZ extends TextUndZahlFeldOCR;</text:p>
      <text:p text:style-name="Standard">class .....</text:p>
      <text:p text:style-name="Standard"/>
      <text:p text:style-name="Standard">&gt; Jede weitere Eigenschaft oder Spezialisierung führt zu vielen neuen Klassen durch Kombination. Die Folge ist explosives Anwachsen der Zahl der Klassen mit identischem Code. (Lösung?)</text:p>
      <text:p text:style-name="Standard"><text:s text:c="17"/></text:p>
      <text:p text:style-name="Standard"/>
      <text:p text:style-name="Standard">2. Der verwirrte und der nicht-verwirrte Indexer</text:p>
      <text:p text:style-name="Standard">was genau unterscheidet die beiden Indexer? Wieso ist der eine „verwirrt“?</text:p>
      <text:p text:style-name="Standard"/>
      <text:p text:style-name="Standard"/>
      <text:p text:style-name="Standard">3. Korrekte Initialisierung und Updates von Objekten</text:p>
      <text:p text:style-name="Standard"/>
      <text:p text:style-name="Standard">public class Address {</text:p>
      <text:p text:style-name="Standard"><text:s text:c="71"/></text:p>
      <text:p text:style-name="Standard"><text:tab/>private String City;</text:p>
      <text:p text:style-name="Standard"><text:tab/>private String Zipcode;</text:p>
      <text:p text:style-name="Standard"><text:tab/>private String Streetname;</text:p>
      <text:p text:style-name="Standard"><text:tab/>private String Number;</text:p>
      <text:p text:style-name="Standard"/>
      <text:p text:style-name="Standard"><text:tab/>public void setCity (String c) {</text:p>
      <text:p text:style-name="Standard"><text:tab/><text:tab/>City = c;</text:p>
      <text:p text:style-name="Standard"><text:tab/>}</text:p>
      <text:p text:style-name="Standard"><text:tab/>public void setZipcode (String z) {</text:p>
      <text:p text:style-name="Standard"><text:tab/><text:tab/>Zipcode = z;</text:p>
      <text:p text:style-name="Standard"><text:tab/>}</text:p>
      <text:p text:style-name="Standard">}</text:p>
      <text:p text:style-name="Standard">Wie initialisieren Sie Address richtig? Wie machen Sie einen korrekten Update der Werte?</text:p>
      <text:p text:style-name="Standard"/>
      <text:p text:style-name="Standard"><text:s text:c="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4. Kapselung und Seiteneffekte</text:p>
      <text:p text:style-name="Standard"/>
      <text:p text:style-name="Standard"><text:s text:c="2"/>public class Person {</text:p>
      <text:p text:style-name="Standard"/>
      <text:p text:style-name="Standard"><text:tab/>public Wallet wallet = new Wallet();</text:p>
      <text:p text:style-name="Standard"><text:tab/>int balance = 0;</text:p>
      <text:p text:style-name="Standard"/>
      <text:p text:style-name="Standard"><text:tab/>public Wallet getWallet(void) {</text:p>
      <text:p text:style-name="Standard"><text:tab/><text:tab/>return wallet;</text:p>
      <text:p text:style-name="Standard"><text:tab/>}</text:p>
      <text:p text:style-name="Standard"><text:tab/></text:p>
      <text:p text:style-name="Standard"><text:tab/>public addMoney(int money) {</text:p>
      <text:p text:style-name="Standard"><text:tab/><text:s/><text:tab/>wallet.add(money);</text:p>
      <text:p text:style-name="Standard"><text:tab/><text:tab/>balance = wallet.size();</text:p>
      <text:p text:style-name="Standard"/>
      <text:p text:style-name="Standard"><text:tab/>public int getBalance() {</text:p>
      <text:p text:style-name="Standard"><text:tab/><text:s/><text:tab/>return balance;</text:p>
      <text:p text:style-name="Standard"><text:s text:c="12"/>}</text:p>
      <text:p text:style-name="Standard">}</text:p>
      <text:p text:style-name="Standard"><text:s text:c="83"/></text:p>
      <text:p text:style-name="Standard">Reparieren Sie die Klasse und sorgen Sie dafür, dass die Gültigkeit der Objekte erhalten bleibt und keine Seiteneffekte auftreten.</text:p>
      <text:p text:style-name="Standard"/>
      <text:p text:style-name="Standard"/>
      <text:p text:style-name="P2">Antwort:</text:p>
      <text:p text:style-name="Standard">1. Die Klassenexplosion kann durch Verwendung von Vererbungshierarchien und Schnittstellen reduziert werden, um gemeinsamen Code zu teilen und redundante Klassen zu vermeiden.</text:p>
      <text:p text:style-name="Standard"/>
      <text:p text:style-name="Standard">2. Der verwirrte Indexer könnte aufgrund von Fehlern oder inkonsistentem Verhalten bei der Indizierung verwirrt sein, während der nicht-verwirrte Indexer korrekt und konsistent funktioniert.</text:p>
      <text:p text:style-name="Standard"/>
      <text:p text:style-name="Standard">3. Address kann richtig initialisiert werden, indem die entsprechenden Werte über den Konstruktor oder Set-Methoden zugewiesen werden. Um die Werte zu aktualisieren, können die entsprechenden Set-Methoden aufgerufen werden, z. B. setCity(), setZipcode(), usw.</text:p>
      <text:p text:style-name="Standard"/>
      <text:p text:style-name="Standard">4. Klasse Person kann repariert werden, indem die Kapselung beibehalten wird und Seiteneffekte vermieden werden. Die Methode addMoney() sollte das Wallet-Objekt aufrufen, um Geld hinzuzufügen, anstatt direkt auf die Variablen zuzugreifen. Der balance sollte aktualisiert werden, nachdem das Geld zum Wallet hinzugefügt wurde, um die Konsistenz zu gewährleisten.</text:p>
      <text:p text:style-name="Standard"/>
      <text:p text:style-name="Standard"><text:s text:c="52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walter</meta:initial-creator>
    <dc:creator>Anton Horn</dc:creator>
    <meta:creation-date>2023-06-07T14:53:00Z</meta:creation-date>
    <dc:date>2023-06-07T14:53:00Z</dc:date>
    <meta:template xlink:href="Normal.dotm" xlink:type="simple"/>
    <meta:editing-cycles>2</meta:editing-cycles>
    <meta:editing-duration>PT0S</meta:editing-duration>
    <meta:document-statistic meta:page-count="2" meta:paragraph-count="5" meta:word-count="394" meta:character-count="2877" meta:row-count="20" meta:non-whitespace-character-count="2488"/>
  </office:meta>
</office:document-meta>
</file>